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Support.supports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Support.getStore(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Support.afterEach( Exten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zipSupport.resolve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pedFiles.create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